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/>
    <style:style style:name="P6" style:parent-style-name="Textbody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>
      <style:text-properties fo:language="en" fo:country="US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Textbody" style:family="paragraph">
      <style:text-properties fo:language="en" fo:country="US"/>
    </style:style>
    <style:style style:name="P14" style:parent-style-name="Textbody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Textbody" style:family="paragraph"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Heading5" style:family="paragraph">
      <style:text-properties fo:language="en" fo:country="US"/>
    </style:style>
  </office:automatic-styles>
  <office:body>
    <office:text text:use-soft-page-breaks="true">
      <text:h text:style-name="P1" text:outline-level="1">April 13th meeting</text:h>
      <text:p text:style-name="P2"/>
      <text:h text:style-name="Heading5" text:outline-level="5">Mapping</text:h>
      <text:list text:style-name="LFO1" text:continue-numbering="true">
        <text:list-item>
          <text:p text:style-name="P3">Finalizing the presets (more differences)</text:p>
          <text:list text:continue-numbering="true">
            <text:list-item>
              <text:p text:style-name="P4">« vibration » too strong when a neuron gets active</text:p>
            </text:list-item>
          </text:list>
        </text:list-item>
        <text:list-item>
          <text:p text:style-name="P5">set a dedicated « hemisphere » mode</text:p>
        </text:list-item>
      </text:list>
      <text:h text:style-name="Heading5" text:outline-level="5">Interface</text:h>
      <text:list text:style-name="LFO2" text:continue-numbering="true">
        <text:list-item>
          <text:p text:style-name="P6">Change highlight for the tracked neurons</text:p>
        </text:list-item>
        <text:list-item>
          <text:p text:style-name="P7">change label for the<text:s/>reset button</text:p>
        </text:list-item>
        <text:list-item>
          <text:p text:style-name="P8">switch gain/selection</text:p>
        </text:list-item>
        <text:list-item>
          <text:p text:style-name="P9">change delete/select buttons</text:p>
        </text:list-item>
        <text:list-item>
          <text:p text:style-name="P10">put mapping button under preset button</text:p>
        </text:list-item>
        <text:list-item>
          <text:p text:style-name="P11">change range for volume</text:p>
        </text:list-item>
      </text:list>
      <text:p text:style-name="P12"/>
      <text:h text:style-name="Heading5" text:outline-level="5">Bugs</text:h>
      <text:list text:style-name="LFO3" text:continue-numbering="true">
        <text:list-item>
          <text:p text:style-name="P13">Gains not set to 1. when reset</text:p>
        </text:list-item>
        <text:list-item>
          <text:p text:style-name="P14">tracked neurons still heard when the window is closed</text:p>
        </text:list-item>
      </text:list>
      <text:p text:style-name="P15"/>
      <text:p text:style-name="P16">Start writing all the different/newly implemented functions in the manual<text:s/></text:p>
      <text:p text:style-name="P17"/>
      <text:h text:style-name="P18" text:outline-level="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4-13T15:11:00Z</meta:creation-date>
    <dc:date>2021-04-13T13:31:00Z</dc:date>
    <meta:template xlink:href="Normal.dotm" xlink:type="simple"/>
    <meta:editing-cycles>3</meta:editing-cycles>
    <meta:editing-duration>PT660S</meta:editing-duration>
    <meta:document-statistic meta:page-count="1" meta:paragraph-count="1" meta:word-count="78" meta:character-count="524" meta:row-count="3" meta:non-whitespace-character-count="447"/>
  </office:meta>
</office:document-meta>
</file>